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Title" style:master-page-name="Standard">
      <style:paragraph-properties style:page-number="auto"/>
      <style:text-properties style:font-name="Georgia"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here is Your Heart?</text:p>
      <text:p text:style-name="P2"/>
      <text:p text:style-name="P1"><text:span text:style-name="T1">Read:</text:span> I Kings 21:17-21; II Kings 9:16 – 10:17</text:p>
      <text:p text:style-name="P1"><text:s/></text:p>
      <text:p text:style-name="P1"><text:span text:style-name="T1">Text:</text:span> II Kings 10:15 “…Is thine heart right, as my heart is with thy heart? <text:s/>… If it be, give me thine hand….”</text:p>
      <text:p text:style-name="P1"/>
      <text:p text:style-name="P1"><text:span text:style-name="T1">Introduction:</text:span> The long reading is for a purpose. <text:s/>God had prophesied judgment to Ahab. He promised that there would not be one living male descendant to carry on Ahab’s legacy. <text:s/>In the reading from II Kings we find Jehu being the fulfillment of this prophecy. <text:s/>He believed God from the moment that he was anointed king and followed His instructions completely. <text:s/>Ahab was an evil king and his wife Jezebel was even more wicked than he was. <text:s/>Their descendants were a continuation of their evilness. <text:s/>Jehu is brought to the throne for the purpose of fulfilling Gods Word in regard to Ahab and his family. <text:s/>As we have read: he took his job seriously.</text:p>
      <text:p text:style-name="P1"><text:s text:c="2"/>This story is a picture of how God wants us to deal with sin and temptation. <text:s/>Get past the idea that these are just people who are setting a bad example by their sin and compare them to things, situations or people that lead us to sin. <text:s/>God wants the people and things that lead us to sin removed from our lives. <text:s/>Bill Clinton was a bad example of moral compromise but the flirtatious girl inviting your son over is far more of a danger to his soul. </text:p>
      <text:p text:style-name="P1"/>
      <text:p text:style-name="P1"><text:span text:style-name="T1">I. Jehonadab’s Heart:</text:span> In the book of Jeremiah, Jehonadab and his brothers were praised by Jeremiah for their faithfulness to follow their fathers directions. In the scripture we just read Jehu asks Jehonadab: “Is thine heart…with thy heart?” Another way to ask this would be to ask: “Do we have the same passion?” “Are we on the same team?” “Are we singing off of the same sheet of music?”</text:p>
      <text:p text:style-name="P1"><text:s text:c="2"/>God is looking for men and women who have the same heart as Him. There is a battle to be won and an enemy to be defeated. There is no time for our commander and chief to be concerned about our loyalty. <text:s/>He is asking today: “Are you with me? <text:s/>Is your heart the same as my heart? <text:s/>Do you get upset by the things that upset me?”</text:p>
      <text:p text:style-name="P1"><text:s text:c="2"/>How about your heart? <text:s/>Do you love the things that God loves? <text:s/>Do you hate the things that God hates?</text:p>
      <text:p text:style-name="P1"><text:s text:c="2"/>Jehu was saying: “I’m doing God’s work here. <text:s/>Are you with me or are you against me?” <text:s/>We are living in a time when it will soon cost us to serve God. <text:s/>What side will you be on?<text:tab/><text:tab/></text:p>
      <text:p text:style-name="P1"><text:tab/><text:tab/></text:p>
      <text:p text:style-name="P1"><text:span text:style-name="T1">II. Your Hand:</text:span> The second part of this sentence asks Jehonadab to give his hand to Jehu. “…Is thine heart right, as my heart is with thy heart?…If it be, give me thine hand…” <text:s/>It is not enough to feel the same as another who is carrying out God’s work. <text:s/>The next step is to join hands with them. </text:p>
      <text:p text:style-name="P1"><text:s text:c="2"/>Politicians are criticized because of the people who they associate with. Jimmy Carter was condemned because his church refused to allow black people to join. <text:s/>His vote to stop this practice was not considered enough. His critics thought he should have left the church. </text:p>
      <text:p text:style-name="P1"><text:s text:c="2"/>Who you join hands with is a snap shot of who you are. <text:s/>Your hands will follow your heart. <text:s/>I am always concerned with the child who hangs out with the bad apple. <text:s/>Usually that kid will get into trouble.</text:p>
      <text:p text:style-name="P1"><text:s text:c="2"/>Who are you joined with? <text:s/>I do understand that you need to befriend people to reach them but there is a place of compromise that makes us incapable of providing the impetus for change.</text:p>
      <text:p text:style-name="P1"><text:s text:c="2"/>You can be friends with a woman getting an abortion but you should not provide transportation to the abortion clinic. <text:s/>You can be friends with a drug abuser but you should not smoke a joint with him to relate.</text:p>
      <text:p text:style-name="P1"/>
      <text:p text:style-name="P1"><text:span text:style-name="T1">III. Your Heart:</text:span> The writer of Kings calls it “zeal.” But I was looking for a word that started with the letter “h” and in the Thesaurus it had the words: “heart or heartiness. <text:s/>Someone suggested the word: “hunger” but that didn’t seem to get it so I am using the word: “heart” again. The thought here is passionate commitment. Jehu tells Jehonadab: “Come with me, and see my zeal for the LORD.” <text:s/>In other words he is saying: “What I’ve done shows where my heart is. <text:s/>It reveals how much I love God.”</text:p>
      <text:p text:style-name="P1"><text:s text:c="2"/>Let me ask you this morning: <text:s/>What are you doing that reveals the passion of your heart? <text:s/>If I took your hand and you were showing me around your life; what would you reveal to me? <text:s/>Is there a favorite collection that keeps your interest? <text:s/>Is there a curio shelf that contains the important things of your life? <text:s/>Perhaps it is a photo album of your children and grand children. Maybe it is your volunteer activities. <text:s/>Could it be that your heart is totally committed to pleasing God?</text:p>
      <text:p text:style-name="P1"/>
      <text:p text:style-name="P1"><text:span text:style-name="T1">Conclude:</text:span> Jehu seems to be a bloody man. <text:s/>It might seem that he enjoy-ed killing people. <text:s/>The truth is that no matter what God calls you to do, some of it will not be pleasant. <text:s/>There will be tasks that are not easy or fun. <text:s/>Your only joy may be the satisfaction of knowing that you are obey-ing God. <text:s/>Pleasing God will please the one who’s heart is right with Go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Standard" style:next-style-name="Subtitle" style:class="chapter">
      <style:paragraph-properties fo:text-align="center" style:justify-single-word="false"/>
      <style:text-properties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8*"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ermon Title</dc:title>
    <meta:initial-creator>Joel Tice</meta:initial-creator>
    <meta:creation-date>2008-07-12T18:44:00</meta:creation-date>
    <dc:creator>j </dc:creator>
    <dc:date>2020-08-28T17:34:04.06</dc:date>
    <meta:editing-cycles>11</meta:editing-cycles>
    <meta:editing-duration>PT13H29M2S</meta:editing-duration>
    <meta:generator>OpenOffice/4.1.3$Win32 OpenOffice.org_project/413m1$Build-9783</meta:generator>
    <meta:document-statistic meta:table-count="0" meta:image-count="0" meta:object-count="0" meta:page-count="1" meta:paragraph-count="19" meta:word-count="902" meta:character-count="4796"/>
  </office:meta>
</office:document-meta>
</file>